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itle">
      <style:text-properties fo:language="en" fo:country="US"/>
    </style:style>
    <style:style style:name="P2" style:family="paragraph" style:parent-style-name="Text_20_body">
      <style:paragraph-properties fo:margin-left="0.9846in" fo:margin-right="0in" fo:line-height="100%" fo:text-indent="0in" style:auto-text-indent="false"/>
      <style:text-properties style:font-name="Arial" fo:font-size="8pt" fo:language="en" fo:country="US" officeooo:rsid="000e3ba2" officeooo:paragraph-rsid="000e3ba2" style:font-size-asian="8pt" style:font-size-complex="8pt"/>
    </style:style>
    <style:style style:name="P3" style:family="paragraph" style:parent-style-name="Text_20_body">
      <style:paragraph-properties fo:margin-left="0.9846in" fo:margin-right="0in" fo:line-height="100%" fo:text-indent="0in" style:auto-text-indent="false"/>
      <style:text-properties style:font-name="Arial" fo:font-size="8pt" fo:language="en" fo:country="US" fo:font-weight="bold" officeooo:rsid="000e3ba2" officeooo:paragraph-rsid="000e3ba2" style:font-size-asian="8pt" style:font-weight-asian="bold" style:font-size-complex="8pt" style:font-weight-complex="bold"/>
    </style:style>
    <style:style style:name="P4" style:family="paragraph" style:parent-style-name="Text_20_body" style:list-style-name="L1">
      <style:paragraph-properties fo:line-height="100%"/>
    </style:style>
    <style:style style:name="P5" style:family="paragraph" style:parent-style-name="Text_20_body" style:list-style-name="L2">
      <style:paragraph-properties fo:line-height="100%"/>
    </style:style>
    <style:style style:name="P6" style:family="paragraph" style:parent-style-name="Text_20_body" style:list-style-name="L2">
      <style:paragraph-properties fo:line-height="100%"/>
      <style:text-properties fo:language="en" fo:country="US"/>
    </style:style>
    <style:style style:name="P7" style:family="paragraph" style:parent-style-name="Text_20_body" style:list-style-name="L2">
      <style:paragraph-properties fo:line-height="100%"/>
      <style:text-properties fo:language="en" fo:country="US" officeooo:rsid="000e3ba2" officeooo:paragraph-rsid="000e3ba2"/>
    </style:style>
    <style:style style:name="P8" style:family="paragraph" style:parent-style-name="Text_20_body">
      <style:text-properties officeooo:paragraph-rsid="00126e54"/>
    </style:style>
    <style:style style:name="P9" style:family="paragraph" style:parent-style-name="Heading_20_1">
      <style:text-properties fo:language="en" fo:country="US"/>
    </style:style>
    <style:style style:name="P10" style:family="paragraph" style:parent-style-name="Heading_20_1">
      <style:text-properties fo:language="en" fo:country="US" officeooo:paragraph-rsid="00126e54"/>
    </style:style>
    <style:style style:name="T1" style:family="text">
      <style:text-properties fo:language="en" fo:country="US"/>
    </style:style>
    <style:style style:name="T2" style:family="text">
      <style:text-properties fo:language="en" fo:country="US" officeooo:rsid="00126e54"/>
    </style:style>
    <style:style style:name="T3" style:family="text">
      <style:text-properties officeooo:rsid="00115b90"/>
    </style:style>
    <style:style style:name="T4" style:family="text">
      <style:text-properties fo:font-weight="bold" style:font-weight-asian="bold" style:font-weight-complex="bold"/>
    </style:style>
    <style:style style:name="T5" style:family="text">
      <style:text-properties officeooo:rsid="00126e5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imal OpenRISC System on Chip</text:p>
      <text:p text:style-name="P1">Installation Instructions</text:p>
      <text:h text:style-name="P10" text:outline-level="1"><text:span text:style-name="T5">Windows users</text:span></text:h>
      <text:p text:style-name="P8"><text:span text:style-name="T2">The tools below are required to use the system. These tools are designed to run under Linux, there is no Windows counterpart. However, Windows users can install and use them without a problem under the Cygwin environment. If you want to use the system under Windows, proceed by installing Cygwin from (</text:span><text:a xlink:type="simple" xlink:href="http://cygwin.com/install.html">http://cygwin.com/install.html</text:a><text:span text:style-name="T2">). Notice that some tools require that non-standard packages are installed. Generally, installation guides point out what is necessary. Then, run setup.exe again and select the required packages to be installed and continue installing it. </text:span></text:p>
      <text:h text:style-name="P9" text:outline-level="1">Install Icarus Verilog</text:h>
      <text:list xml:id="list323667518" text:style-name="L1">
        <text:list-item>
          <text:p text:style-name="P4"><text:span text:style-name="T1">You will need <text:s/>at least version 0.9.1 (</text:span><text:a xlink:type="simple" xlink:href="ftp://ftp.icarus.com/pub/eda/verilog/v0.9/">ftp://ftp.icarus.com/pub/eda/verilog/v0.9/</text:a><text:span text:style-name="T1">)</text:span></text:p>
        </text:list-item>
      </text:list>
      <text:h text:style-name="P9" text:outline-level="1">Download IP cores</text:h>
      <text:list xml:id="list993147339" text:style-name="L2">
        <text:list-item>
          <text:p text:style-name="P6">download minsoc</text:p>
        </text:list-item>
        <text:list-item>
          <text:p text:style-name="P6">download further necessary IP cores</text:p>
          <text:list>
            <text:list-item>
              <text:p text:style-name="P6">cd minsoc/rtl/verilog</text:p>
            </text:list-item>
            <text:list-item>
              <text:p text:style-name="P6">svn co http://opencores.org/ocsvn/adv_debug_sys/adv_debug_sys/trunk adv_debug_sys</text:p>
            </text:list-item>
            <text:list-item>
              <text:p text:style-name="P6">svn co http://opencores.org/ocsvn/ethmac/ethmac/trunk ethmac</text:p>
            </text:list-item>
            <text:list-item>
              <text:p text:style-name="P6">svn co http://opencores.org/ocsvn/openrisc/openrisc/trunk/or1200 or1200</text:p>
            </text:list-item>
            <text:list-item>
              <text:p text:style-name="P6">svn co http://opencores.org/ocsvn/uart16550/uart16550/trunk uart16550</text:p>
            </text:list-item>
          </text:list>
        </text:list-item>
      </text:list>
      <text:h text:style-name="P9" text:outline-level="1">Install GNU toolchain and adv_jtag_bridge</text:h>
      <text:list xml:id="list1323921287" text:continue-list="list993147339" text:style-name="L2">
        <text:list-item text:start-value="1">
          <text:p text:style-name="P5"><text:span text:style-name="T1">Follow: </text:span><text:a xlink:type="simple" xlink:href="http://www.opencores.org/openrisc,gnu_toolchain">http://www.opencores.org/openrisc,gnu_toolchain</text:a><text:span text:style-name="T1"> <text:s/>(to install binutils, gcc, gdb)</text:span></text:p>
        </text:list-item>
        <text:list-item>
          <text:p text:style-name="P6">To debug and load the firmware you have to use the new advanced_debug_system. This project is included in the minsoc files inside of minsoc/rtl/verilog/adv_debug_sys. There you can find the software in Software and the documentation, which shall help you to go under Doc. </text:p>
          <text:list>
            <text:list-item>
              <text:p text:style-name="P6">change the Makefile in minsoc/rtl/verilog/adv_debug_sys/Software/adv_jtag_bridge and compile the software using make. </text:p>
              <text:list>
                <text:list-item>
                  <text:p text:style-name="P6">change Makefile, “INCLUDE_JSP_SERVER=true” to “INCLUDE_JSP_SERVER=false”</text:p>
                </text:list-item>
                <text:list-item>
                  <text:p text:style-name="P6">make</text:p>
                </text:list-item>
                <text:list-item>
                  <text:p text:style-name="P6">sudo make install</text:p>
                </text:list-item>
              </text:list>
            </text:list-item>
            <text:list-item>
              <text:p text:style-name="P6">If you have a Xilinx FPGA: copy the description file of <text:span text:style-name="T4">your</text:span> FPGA to your home directory <text:span text:style-name="T3">(e.g. </text:span>“cp /opt/Xilinx/10.1/ISE/spartan3e/data/xc3s500e_fg320.bsd ~/”<text:span text:style-name="T3">)</text:span></text:p>
            </text:list-item>
          </text:list>
        </text:list-item>
        <text:list-item>
          <text:p text:style-name="P6"><text:soft-page-break/>With the adv_jtag_bridge you can also debug your simulation. To do so, the simulation has to include a vpi module. This has to be compiled by your system. The sources are found under “minsoc/rtl/verilog/adv_debug_sys/Software/adv_jtag_bridge/sim_lib/icarus”.</text:p>
          <text:list>
            <text:list-item>
              <text:p text:style-name="P6">cd <text:s/>minsoc/rtl/verilog/adv_debug_sys/Software/adv_jtag_bridge/sim_lib/icarus</text:p>
            </text:list-item>
            <text:list-item>
              <text:p text:style-name="P6">make</text:p>
            </text:list-item>
            <text:list-item>
              <text:p text:style-name="P6">cp jp-io-vpi.vpi minsoc/bench/verilog/vpi</text:p>
            </text:list-item>
          </text:list>
        </text:list-item>
        <text:list-item>
          <text:p text:style-name="P7">Check gdb version, patch it if version 6.8:</text:p>
          <text:list>
            <text:list-item>
              <text:p text:style-name="P7">or32-elf-gdb -v</text:p>
            </text:list-item>
          </text:list>
        </text:list-item>
      </text:list>
      <text:p text:style-name="P2">Building automata... done, num uncovered: 0/216.</text:p>
      <text:p text:style-name="P2">Parsing operands data... done.</text:p>
      <text:p text:style-name="P3">GNU gdb 6.8</text:p>
      <text:p text:style-name="P2">Copyright (C) 2008 Free Software Foundation, Inc.</text:p>
      <text:p text:style-name="P2">License GPLv3+: GNU GPL version 3 or later &lt;http://gnu.org/licenses/gpl.html&gt;</text:p>
      <text:p text:style-name="P2">This is free software: you are free to change and redistribute it.</text:p>
      <text:p text:style-name="P2">There is NO WARRANTY, to the extent permitted by law. <text:s/>Type "show copying"</text:p>
      <text:p text:style-name="P2">and "show warranty" for details.</text:p>
      <text:p text:style-name="P2">This GDB was configured as "--host=i686-pc-linux-gnu --target=or32-elf".</text:p>
      <text:list xml:id="list1007513684" text:continue-numbering="true" text:style-name="L2">
        <text:list-item>
          <text:list>
            <text:list-item>
              <text:p text:style-name="P7">Proceed as in FAQ.pdf, “GDB reports “Value being assigned to is no longer active.”, what happen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ul Fajardo</meta:initial-creator>
    <meta:creation-date>2010-09-23T16:06:56</meta:creation-date>
    <dc:date>2011-03-01T11:49:58</dc:date>
    <meta:editing-duration>PT00H22M36S</meta:editing-duration>
    <meta:editing-cycles>8</meta:editing-cycles>
    <meta:generator>OpenOffice.org/3.2$Linux OpenOffice.org_project/320m19$Build-9505</meta:generator>
    <meta:document-statistic meta:table-count="0" meta:image-count="0" meta:object-count="0" meta:page-count="2" meta:paragraph-count="38" meta:word-count="392" meta:character-count="2937"/>
  </office:meta>
</office:document-meta>
</file>